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38C6F61C77.png" manifest:media-type=""/>
  <manifest:file-entry manifest:full-path="Pictures/10000000000001E000000138E5E7625B.png" manifest:media-type=""/>
  <manifest:file-entry manifest:full-path="Pictures/10000000000001E000000138F549DAD0.png" manifest:media-type=""/>
  <manifest:file-entry manifest:full-path="Pictures/10000000000001E0000001388A00DB1C.png" manifest:media-type=""/>
  <manifest:file-entry manifest:full-path="Pictures/10000000000001E0000001389B9A5B9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1E0000001389B9A5B96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1E0000001388A00DB1C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1E000000138F549DAD0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1E000000138C6F61C77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1E000000138E5E7625B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0.1cm" svg:y="0.3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8.7cm" svg:y="0.3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0.1cm" svg:y="4.7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8.7cm" svg:y="4.7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0.1cm" svg:y="9.1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5:10:09.620191019</dc:date>
    <meta:editing-duration>PT52M24S</meta:editing-duration>
    <meta:editing-cycles>23</meta:editing-cycles>
    <meta:generator>LibreOffice/4.1.5.3$Linux_X86_64 LibreOffice_project/410m0$Build-3</meta:generator>
    <meta:document-statistic meta:object-count="30"/>
  </office:meta>
</office:document-meta>
</file>